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1" svg:font-family="arial" style:font-family-generic="swiss"/>
    <style:font-face style:name="Arial Unicode MS" svg:font-family="'Arial Unicode M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cm" svg:stroke-color="#ff0000" draw:marker-start-width="0.05cm" draw:marker-end="Arrowheads_20_2" draw:marker-end-width="0.24cm" draw:marker-end-center="false" draw:stroke-linejoin="round" draw:fill="none" draw:fill-color="#ffffff" draw:textarea-horizontal-align="left" draw:textarea-vertical-align="top" draw:auto-grow-height="false" fo:padding-top="0.08cm" fo:padding-bottom="0.08cm" fo:padding-left="0.2cm" fo:padding-right="0.2cm" fo:wrap-option="wrap"/>
    </style:style>
    <style:style style:name="gr5" style:family="graphic" style:parent-style-name="standard">
      <style:graphic-properties draw:stroke="solid" svg:stroke-width="0.03cm" svg:stroke-color="#ff0000" draw:marker-start-width="0.05cm" draw:marker-end-width="0.05cm" draw:stroke-linejoin="round" draw:fill="none" draw:fill-color="#ffffff" draw:textarea-horizontal-align="left" draw:textarea-vertical-align="middle" draw:auto-grow-height="false" fo:padding-top="0.08cm" fo:padding-bottom="0.08cm" fo:padding-left="0.2cm" fo:padding-right="0.2cm" fo:wrap-option="no-wrap"/>
    </style:style>
    <style:style style:name="gr6" style:family="graphic" style:parent-style-name="standard">
      <style:graphic-properties draw:stroke="solid" svg:stroke-width="0.03cm" svg:stroke-color="#000000" draw:marker-start-width="0.05cm" draw:marker-end-width="0.05cm" draw:stroke-linejoin="round" draw:fill="none" draw:fill-color="#ffffff" draw:textarea-horizontal-align="left" draw:textarea-vertical-align="middle" draw:auto-grow-height="false" fo:padding-top="0.08cm" fo:padding-bottom="0.08cm" fo:padding-left="0.2cm" fo:padding-right="0.2cm" fo:wrap-option="no-wrap"/>
    </style:style>
    <style:style style:name="gr7" style:family="graphic" style:parent-style-name="standard">
      <style:graphic-properties draw:stroke="none" draw:fill="none" fo:min-height="0.557cm"/>
    </style:style>
    <style:style style:name="gr8" style:family="graphic" style:parent-style-name="standard">
      <style:graphic-properties draw:stroke="solid" svg:stroke-width="0.026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3cm" svg:stroke-color="#0000ff" draw:marker-start-width="0.05cm" draw:marker-end-width="0.05cm" draw:stroke-linejoin="round" draw:fill="none" draw:fill-color="#ffffff" draw:textarea-horizontal-align="left" draw:textarea-vertical-align="middle" draw:auto-grow-height="false" fo:padding-top="0.08cm" fo:padding-bottom="0.08cm" fo:padding-left="0.2cm" fo:padding-right="0.2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3cm" svg:stroke-color="#000000" draw:marker-start-width="0.05cm" draw:marker-end="Arrowheads_20_2" draw:marker-end-width="0.24cm" draw:marker-end-center="false" draw:stroke-linejoin="round" draw:fill="none" draw:fill-color="#ffffff" draw:textarea-horizontal-align="left" draw:textarea-vertical-align="top" draw:auto-grow-height="false" fo:padding-top="0.08cm" fo:padding-bottom="0.08cm" fo:padding-left="0.2cm" fo:padding-right="0.2cm" fo:wrap-option="wrap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3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95%" fo:text-indent="0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 style:font-independent-line-spacing="true"/>
      <style:text-properties style:font-name="arial1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95%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font-weight="normal" style:font-weight-asian="normal" style:font-weight-complex="normal"/>
    </style:style>
    <style:style style:name="P13" style:family="paragraph">
      <style:paragraph-properties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333333" style:text-position="0% 100%" style:font-name="Arial" fo:font-size="14pt" fo:language="es" fo:country="ES" style:font-name-asian="Arial Unicode MS" style:font-size-asian="14pt" style:font-name-complex="Arial Unicode MS" style:font-size-complex="14pt"/>
    </style:style>
    <style:style style:name="T2" style:family="text">
      <style:text-properties fo:color="#333333" style:text-position="0% 100%" style:font-name="Arial" fo:font-size="14pt" fo:language="es" fo:country="ES" fo:font-weight="normal" style:font-name-asian="Arial Unicode MS" style:font-size-asian="14pt" style:font-weight-asian="normal" style:font-name-complex="Arial Unicode MS" style:font-size-complex="14pt" style:font-weight-complex="normal"/>
    </style:style>
    <style:style style:name="T3" style:family="text">
      <style:text-properties fo:color="#333333" style:text-position="0% 100%" style:font-name="Arial1" fo:font-size="14pt" fo:language="es" fo:country="ES" fo:font-weight="normal" style:font-name-asian="Arial Unicode MS" style:font-size-asian="14pt" style:font-weight-asian="normal" style:font-name-complex="Arial Unicode MS" style:font-size-complex="14pt" style:font-weight-complex="normal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fo:color="#0000ff"/>
    </style:style>
    <style:style style:name="T6" style:family="text">
      <style:text-properties fo:color="#ff0000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61cm" svg:height="1.001cm" svg:x="2.024cm" svg:y="1.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0.807cm" svg:x="8.585cm" svg:y="2.09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891cm" svg:height="0.807cm" svg:x="5.709cm" svg:y="8.206cm">
          <text:list text:style-name="L1">
            <text:list-header>
              <text:p text:style-name="P2"><text:span text:style-name="T1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5.354cm" svg:y1="9.008cm" svg:x2="8cm" svg:y2="9.013cm">
          <text:p/>
        </draw:line>
        <draw:custom-shape draw:style-name="gr1" draw:text-style-name="P5" draw:layer="layout" svg:width="4cm" svg:height="0.807cm" svg:x="1.385cm" svg:y="6.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3.999cm" svg:height="0.807cm" svg:x="3.801cm" svg:y="10.199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3.6cm" svg:y1="9.407cm" svg:x2="3.6cm" svg:y2="12.205cm">
          <text:p/>
        </draw:line>
        <draw:custom-shape draw:style-name="gr5" draw:text-style-name="P6" draw:layer="layout" svg:width="5cm" svg:height="1.001cm" svg:x="1.8cm" svg:y="12.205cm">
          <text:p text:style-name="P2"><text:span text:style-name="T3">ATP bi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4cm" svg:height="1.001cm" svg:x="7.6cm" svg:y="10.199cm">
          <text:p text:style-name="P7"><text:span text:style-name="T4">Cell cyc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8cm" svg:y1="12.606cm" svg:x2="8cm" svg:y2="11.006cm">
          <text:p/>
        </draw:line>
        <draw:frame draw:style-name="gr7" draw:text-style-name="P9" draw:layer="layout" svg:width="4.278cm" svg:height="0.807cm" svg:x="7.322cm" svg:y="11.606cm">
          <draw:text-box>
            <text:p text:style-name="P2"><text:span text:style-name="T1">part_of</text:span></text:p>
          </draw:text-box>
        </draw:frame>
        <draw:custom-shape draw:style-name="gr8" draw:text-style-name="P10" draw:layer="layout" svg:width="3.501cm" svg:height="1.001cm" svg:x="1.899cm" svg:y="8.406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2cm" svg:height="0.901cm" svg:x="8cm" svg:y="8.505cm">
          <text:p text:style-name="P7"><text:span text:style-name="T4">3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1cm" svg:height="0.807cm" svg:x="8.571cm" svg:y="2.09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891cm" svg:height="0.807cm" svg:x="5.695cm" svg:y="8.206cm">
          <text:list text:style-name="L1">
            <text:list-header>
              <text:p text:style-name="P2"><text:span text:style-name="T1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5.34cm" svg:y1="9.008cm" svg:x2="7.986cm" svg:y2="9.013cm">
          <text:p/>
        </draw:line>
        <draw:custom-shape draw:style-name="gr1" draw:text-style-name="P1" draw:layer="layout" svg:width="2.161cm" svg:height="0.807cm" svg:x="21.886cm" svg:y="5.499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0.807cm" svg:x="21.872cm" svg:y="5.499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1.001cm" svg:x="16.224cm" svg:y="1.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4.891cm" svg:height="0.807cm" svg:x="19.294cm" svg:y="1.8cm">
          <text:p/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19.501cm" svg:y1="12.002cm" svg:x2="23.4cm" svg:y2="12cm">
          <text:p/>
        </draw:line>
        <draw:custom-shape draw:style-name="gr8" draw:text-style-name="P10" draw:layer="layout" svg:width="3.501cm" svg:height="1.001cm" svg:x="16cm" svg:y="11.4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cm" svg:height="0.901cm" svg:x="23.4cm" svg:y="11.499cm">
          <text:p text:style-name="P7"><text:span text:style-name="T4">?p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891cm" svg:height="0.807cm" svg:x="19.796cm" svg:y="11.2cm">
          <text:list text:style-name="L1">
            <text:list-header>
              <text:p text:style-name="P2"><text:span text:style-name="T1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1" draw:layer="layout" svg:x1="14.6cm" svg:y1="9.206cm" svg:x2="12cm" svg:y2="9.206cm">
          <text:p/>
        </draw:line>
        <draw:line draw:style-name="gr11" draw:text-style-name="P11" draw:layer="layout" svg:x1="7cm" svg:y1="14cm" svg:x2="7cm" svg:y2="15.8cm">
          <text:p/>
        </draw:line>
        <draw:custom-shape draw:style-name="gr1" draw:text-style-name="P1" draw:layer="layout" svg:width="2.161cm" svg:height="1.001cm" svg:x="16.024cm" svg:y="3.4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5cm" svg:height="1.001cm" svg:x="2cm" svg:y="16.199cm">
          <text:p text:style-name="P2"><text:span text:style-name="T3">ATP bi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3.999cm" svg:height="0.807cm" svg:x="5.601cm" svg:y="11.8cm">
          <text:list text:style-name="L1">
            <text:list-header>
              <text:p text:style-name="P2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1.001cm" svg:x="15.925cm" svg:y="5.799cm">
          <text:p/>
          <draw:enhanced-geometry svg:viewBox="0 0 21600 21600" draw:type="mso-spt202" draw:enhanced-path="M 0 0 L 21600 0 21600 21600 0 21600 0 0 Z N"/>
        </draw:custom-shape>
        <draw:frame draw:style-name="gr13" draw:layer="layout" svg:width="9.643cm" svg:height="3.806cm" svg:x="15.972cm" svg:y="7.2cm">
          <draw:text-box>
            <text:p>SELECT <text:span text:style-name="T5">?pro</text:span></text:p>
            <text:p>WHERE {</text:p>
            <text:p><text:tab/><text:span text:style-name="T6">Q5SIF0 participates_in ?pro</text:span></text:p>
            <text:p>}</text:p>
            <text:p/>
          </draw:text-box>
        </draw:frame>
        <draw:custom-shape draw:style-name="gr2" draw:text-style-name="P3" draw:layer="layout" svg:width="4.891cm" svg:height="0.807cm" svg:x="5.509cm" svg:y="1cm">
          <text:list text:style-name="L1">
            <text:list-header>
              <text:p text:style-name="P2"><text:span text:style-name="T1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5.154cm" svg:y1="1.802cm" svg:x2="7.8cm" svg:y2="1.807cm">
          <text:p/>
        </draw:line>
        <draw:custom-shape draw:style-name="gr2" draw:text-style-name="P5" draw:layer="layout" svg:width="3.999cm" svg:height="0.807cm" svg:x="3.601cm" svg:y="2.993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4" draw:layer="layout" svg:x1="3.4cm" svg:y1="2.201cm" svg:x2="3.4cm" svg:y2="4.999cm">
          <text:p/>
        </draw:line>
        <draw:custom-shape draw:style-name="gr6" draw:text-style-name="P6" draw:layer="layout" svg:width="5cm" svg:height="1.001cm" svg:x="1.6cm" svg:y="4.999cm">
          <text:p text:style-name="P2"><text:span text:style-name="T3">ATP bi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4cm" svg:height="1.001cm" svg:x="7.4cm" svg:y="2.993cm">
          <text:p text:style-name="P7"><text:span text:style-name="T4">Cell cyc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6cm" svg:y1="5.4cm" svg:x2="7.8cm" svg:y2="3.8cm">
          <text:p/>
        </draw:line>
        <draw:custom-shape draw:style-name="gr9" draw:text-style-name="P10" draw:layer="layout" svg:width="3.501cm" svg:height="1.001cm" svg:x="1.699cm" svg:y="1.2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2cm" svg:height="0.901cm" svg:x="7.8cm" svg:y="1.299cm">
          <text:p text:style-name="P7"><text:span text:style-name="T4">3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3" draw:layer="layout" svg:width="4.891cm" svg:height="0.807cm" svg:x="5.495cm" svg:y="1cm">
          <text:list text:style-name="L1">
            <text:list-header>
              <text:p text:style-name="P12"><text:span text:style-name="T2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5.14cm" svg:y1="1.802cm" svg:x2="7.786cm" svg:y2="1.807cm">
          <text:p/>
        </draw:line>
        <draw:line draw:style-name="gr11" draw:text-style-name="P11" draw:layer="layout" svg:x1="7cm" svg:y1="6.2cm" svg:x2="7cm" svg:y2="8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1" svg:font-family="arial" style:font-family-generic="swiss"/>
    <style:font-face style:name="Arial Unicode MS" svg:font-family="'Arial Unicode M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90 390" svg:d="M195 0l195 390h-39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l Aranguren</meta:initial-creator>
    <meta:creation-date>2013-03-08T10:32:43</meta:creation-date>
    <dc:date>2016-02-28T18:32:18.289727769</dc:date>
    <meta:editing-duration>P0D</meta:editing-duration>
    <meta:editing-cycles>2</meta:editing-cycles>
    <meta:generator>LibreOffice/4.2.8.2$Linux_X86_64 LibreOffice_project/420m0$Build-2</meta:generator>
    <meta:document-statistic meta:object-count="66"/>
  </office:meta>
</office:document-meta>
</file>